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402in"/>
    </style:style>
    <style:style style:name="co3" style:family="table-column">
      <style:table-column-properties fo:break-before="auto" style:column-width="0.90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>
            <text:p>OSC</text:p>
          </table:table-cell>
          <table:table-cell table:number-columns-repeated="9" office:value-type="float" office:value="4000000">
            <text:p>4000000</text:p>
          </table:table-cell>
        </table:table-row>
        <table:table-row table:style-name="ro1">
          <table:table-cell office:value-type="string">
            <text:p>FOSC</text:p>
          </table:table-cell>
          <table:table-cell table:formula="of:=[.B2]/4" office:value-type="float" office:value="1000000">
            <text:p>1000000</text:p>
          </table:table-cell>
          <table:table-cell table:formula="of:=[.C2]/4" office:value-type="float" office:value="1000000">
            <text:p>1000000</text:p>
          </table:table-cell>
          <table:table-cell table:formula="of:=[.D2]/4" office:value-type="float" office:value="1000000">
            <text:p>1000000</text:p>
          </table:table-cell>
          <table:table-cell table:formula="of:=[.E2]/4" office:value-type="float" office:value="1000000">
            <text:p>1000000</text:p>
          </table:table-cell>
          <table:table-cell table:formula="of:=[.F2]/4" office:value-type="float" office:value="1000000">
            <text:p>1000000</text:p>
          </table:table-cell>
          <table:table-cell table:formula="of:=[.G2]/4" office:value-type="float" office:value="1000000">
            <text:p>1000000</text:p>
          </table:table-cell>
          <table:table-cell table:formula="of:=[.H2]/4" office:value-type="float" office:value="1000000">
            <text:p>1000000</text:p>
          </table:table-cell>
          <table:table-cell table:formula="of:=[.I2]/4" office:value-type="float" office:value="1000000">
            <text:p>1000000</text:p>
          </table:table-cell>
          <table:table-cell table:formula="of:=[.J2]/4" office:value-type="float" office:value="1000000">
            <text:p>1000000</text:p>
          </table:table-cell>
        </table:table-row>
        <table:table-row table:style-name="ro1">
          <table:table-cell office:value-type="string">
            <text:p>prescale</text:p>
          </table:table-cell>
          <table:table-cell table:formula="of:=2^0" office:value-type="float" office:value="1">
            <text:p>1</text:p>
          </table:table-cell>
          <table:table-cell table:formula="of:=2^1" office:value-type="float" office:value="2">
            <text:p>2</text:p>
          </table:table-cell>
          <table:table-cell table:formula="of:=2^2" office:value-type="float" office:value="4">
            <text:p>4</text:p>
          </table:table-cell>
          <table:table-cell table:formula="of:=2^3" office:value-type="float" office:value="8">
            <text:p>8</text:p>
          </table:table-cell>
          <table:table-cell table:formula="of:=2^4" office:value-type="float" office:value="16">
            <text:p>16</text:p>
          </table:table-cell>
          <table:table-cell table:formula="of:=2^5" office:value-type="float" office:value="32">
            <text:p>32</text:p>
          </table:table-cell>
          <table:table-cell table:formula="of:=2^6" office:value-type="float" office:value="64">
            <text:p>64</text:p>
          </table:table-cell>
          <table:table-cell table:formula="of:=2^7" office:value-type="float" office:value="128">
            <text:p>128</text:p>
          </table:table-cell>
          <table:table-cell table:formula="of:=2^8" office:value-type="float" office:value="256">
            <text:p>256</text:p>
          </table:table-cell>
        </table:table-row>
        <table:table-row table:style-name="ro1">
          <table:table-cell office:value-type="string">
            <text:p>16-Bit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</table:table-row>
        <table:table-row table:style-name="ro1">
          <table:table-cell office:value-type="string">
            <text:p>8-BIT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</table:table-row>
        <table:table-row table:style-name="ro1">
          <table:table-cell office:value-type="string">
            <text:p>cycle</text:p>
          </table:table-cell>
          <table:table-cell table:number-columns-repeated="9" office:value-type="float" office:value="4">
            <text:p>4</text:p>
          </table:table-cell>
        </table:table-row>
        <table:table-row table:style-name="ro1">
          <table:table-cell/>
          <table:table-cell table:style-name="ce1" office:value-type="string">
            <text:p>Tick per s</text:p>
          </table:table-cell>
          <table:table-cell table:style-name="ce1" office:value-type="string">
            <text:p>Tick per s</text:p>
          </table:table-cell>
          <table:table-cell table:style-name="ce1" office:value-type="string">
            <text:p>Tick per s</text:p>
          </table:table-cell>
          <table:table-cell table:style-name="ce1" office:value-type="string">
            <text:p>Tick per s</text:p>
          </table:table-cell>
          <table:table-cell table:style-name="ce1" office:value-type="string">
            <text:p>Tick per s</text:p>
          </table:table-cell>
          <table:table-cell table:style-name="ce1" office:value-type="string">
            <text:p>Tick per s</text:p>
          </table:table-cell>
          <table:table-cell table:style-name="ce1" office:value-type="string">
            <text:p>Tick per s</text:p>
          </table:table-cell>
          <table:table-cell table:style-name="ce1" office:value-type="string">
            <text:p>Tick per s</text:p>
          </table:table-cell>
          <table:table-cell table:style-name="ce1" office:value-type="string">
            <text:p>Tick per s</text:p>
          </table:table-cell>
        </table:table-row>
        <table:table-row table:style-name="ro1">
          <table:table-cell office:value-type="string">
            <text:p>TPS base 8</text:p>
          </table:table-cell>
          <table:table-cell table:formula="of:=[.B3]/[.B4]/[.B6]" office:value-type="float" office:value="3906.25">
            <text:p>3906.25</text:p>
          </table:table-cell>
          <table:table-cell table:formula="of:=[.C3]/[.C4]/[.C6]" office:value-type="float" office:value="1953.125">
            <text:p>1953.13</text:p>
          </table:table-cell>
          <table:table-cell table:formula="of:=[.D3]/[.D4]/[.D6]" office:value-type="float" office:value="976.5625">
            <text:p>976.56</text:p>
          </table:table-cell>
          <table:table-cell table:formula="of:=[.E3]/[.E4]/[.E6]" office:value-type="float" office:value="488.28125">
            <text:p>488.28</text:p>
          </table:table-cell>
          <table:table-cell table:formula="of:=[.F3]/[.F4]/[.F6]" office:value-type="float" office:value="244.140625">
            <text:p>244.14</text:p>
          </table:table-cell>
          <table:table-cell table:formula="of:=[.G3]/[.G4]/[.G6]" office:value-type="float" office:value="122.0703125">
            <text:p>122.07</text:p>
          </table:table-cell>
          <table:table-cell table:formula="of:=[.H3]/[.H4]/[.H6]" office:value-type="float" office:value="61.03515625">
            <text:p>61.04</text:p>
          </table:table-cell>
          <table:table-cell table:formula="of:=[.I3]/[.I4]/[.I6]" office:value-type="float" office:value="30.517578125">
            <text:p>30.52</text:p>
          </table:table-cell>
          <table:table-cell table:formula="of:=[.J3]/[.J4]/[.J6]" office:value-type="float" office:value="15.2587890625">
            <text:p>15.26</text:p>
          </table:table-cell>
        </table:table-row>
        <table:table-row table:style-name="ro1">
          <table:table-cell office:value-type="string">
            <text:p>TPS basee 16</text:p>
          </table:table-cell>
          <table:table-cell table:formula="of:=[.B3]/[.B4]/[.B5]" office:value-type="float" office:value="15.2587890625">
            <text:p>15.26</text:p>
          </table:table-cell>
          <table:table-cell table:formula="of:=[.C3]/[.C4]/[.C5]" office:value-type="float" office:value="7.62939453125">
            <text:p>7.63</text:p>
          </table:table-cell>
          <table:table-cell table:formula="of:=[.D3]/[.D4]/[.D5]" office:value-type="float" office:value="3.814697265625">
            <text:p>3.81</text:p>
          </table:table-cell>
          <table:table-cell table:formula="of:=[.E3]/[.E4]/[.E5]" office:value-type="float" office:value="1.9073486328125">
            <text:p>1.91</text:p>
          </table:table-cell>
          <table:table-cell table:formula="of:=[.F3]/[.F4]/[.F5]" office:value-type="float" office:value="0.95367431640625">
            <text:p>0.95</text:p>
          </table:table-cell>
          <table:table-cell table:formula="of:=[.G3]/[.G4]/[.G5]" office:value-type="float" office:value="0.476837158203125">
            <text:p>0.48</text:p>
          </table:table-cell>
          <table:table-cell table:formula="of:=[.H3]/[.H4]/[.H5]" office:value-type="float" office:value="0.238418579101562">
            <text:p>0.24</text:p>
          </table:table-cell>
          <table:table-cell table:formula="of:=[.I3]/[.I4]/[.I5]" office:value-type="float" office:value="0.119209289550781">
            <text:p>0.12</text:p>
          </table:table-cell>
          <table:table-cell table:formula="of:=[.J3]/[.J4]/[.J5]" office:value-type="float" office:value="0.0596046447753906">
            <text:p>0.06</text:p>
          </table:table-cell>
        </table:table-row>
        <table:table-row table:style-name="ro1">
          <table:table-cell/>
          <table:table-cell table:style-name="ce1" office:value-type="string">
            <text:p>tick per mS</text:p>
          </table:table-cell>
          <table:table-cell table:style-name="ce1" office:value-type="string">
            <text:p>tick per mS</text:p>
          </table:table-cell>
          <table:table-cell table:style-name="ce1" office:value-type="string">
            <text:p>tick per mS</text:p>
          </table:table-cell>
          <table:table-cell table:style-name="ce1" office:value-type="string">
            <text:p>tick per mS</text:p>
          </table:table-cell>
          <table:table-cell table:style-name="ce1" office:value-type="string">
            <text:p>tick per mS</text:p>
          </table:table-cell>
          <table:table-cell table:style-name="ce1" office:value-type="string">
            <text:p>tick per mS</text:p>
          </table:table-cell>
          <table:table-cell table:style-name="ce1" office:value-type="string">
            <text:p>tick per mS</text:p>
          </table:table-cell>
          <table:table-cell table:style-name="ce1" office:value-type="string">
            <text:p>tick per mS</text:p>
          </table:table-cell>
          <table:table-cell table:style-name="ce1" office:value-type="string">
            <text:p>tick per mS</text:p>
          </table:table-cell>
        </table:table-row>
        <table:table-row table:style-name="ro1">
          <table:table-cell office:value-type="string">
            <text:p>TPMS base 8</text:p>
          </table:table-cell>
          <table:table-cell table:style-name="ce2" table:formula="of:=[.B9]/1000+50" office:value-type="float" office:value="53.90625">
            <text:p>53.91</text:p>
          </table:table-cell>
          <table:table-cell table:style-name="ce2" table:formula="of:=[.C9]/1000" office:value-type="float" office:value="1.953125">
            <text:p>1.95</text:p>
          </table:table-cell>
          <table:table-cell table:style-name="ce2" table:formula="of:=[.D9]/1000" office:value-type="float" office:value="0.9765625">
            <text:p>0.98</text:p>
          </table:table-cell>
          <table:table-cell table:style-name="ce2" table:formula="of:=[.E9]/1000" office:value-type="float" office:value="0.48828125">
            <text:p>0.49</text:p>
          </table:table-cell>
          <table:table-cell table:style-name="ce2" table:formula="of:=[.F9]/1000" office:value-type="float" office:value="0.244140625">
            <text:p>0.24</text:p>
          </table:table-cell>
          <table:table-cell table:style-name="ce2" table:formula="of:=[.G9]/1000" office:value-type="float" office:value="0.1220703125">
            <text:p>0.12</text:p>
          </table:table-cell>
          <table:table-cell table:style-name="ce2" table:formula="of:=[.H9]/1000" office:value-type="float" office:value="0.06103515625">
            <text:p>0.06</text:p>
          </table:table-cell>
          <table:table-cell table:style-name="ce2" table:formula="of:=[.I9]/1000" office:value-type="float" office:value="0.030517578125">
            <text:p>0.03</text:p>
          </table:table-cell>
          <table:table-cell table:style-name="ce2" table:formula="of:=[.J9]/1000" office:value-type="float" office:value="0.0152587890625">
            <text:p>0.02</text:p>
          </table:table-cell>
        </table:table-row>
        <table:table-row table:style-name="ro1">
          <table:table-cell office:value-type="string">
            <text:p>TPMS base 16</text:p>
          </table:table-cell>
          <table:table-cell table:style-name="ce2" table:number-columns-repeated="9"/>
        </table:table-row>
        <table:table-row table:style-name="ro1">
          <table:table-cell/>
          <table:table-cell table:style-name="ce2" table:number-columns-repeated="9"/>
        </table:table-row>
        <table:table-row table:style-name="ro1">
          <table:table-cell office:value-type="string">
            <text:p>Time to overflow</text:p>
          </table:table-cell>
          <table:table-cell table:style-name="ce1" office:value-type="string">
            <text:p>time is (ms)</text:p>
          </table:table-cell>
          <table:table-cell table:style-name="ce1" office:value-type="string">
            <text:p>time is (ms)</text:p>
          </table:table-cell>
          <table:table-cell table:style-name="ce1" office:value-type="string">
            <text:p>time is (ms)</text:p>
          </table:table-cell>
          <table:table-cell table:style-name="ce1" office:value-type="string">
            <text:p>time is (ms)</text:p>
          </table:table-cell>
          <table:table-cell table:style-name="ce1" office:value-type="string">
            <text:p>time is (ms)</text:p>
          </table:table-cell>
          <table:table-cell table:style-name="ce1" office:value-type="string">
            <text:p>time is (ms)</text:p>
          </table:table-cell>
          <table:table-cell table:style-name="ce1" office:value-type="string">
            <text:p>time is (ms)</text:p>
          </table:table-cell>
          <table:table-cell table:style-name="ce1" office:value-type="string">
            <text:p>time is (ms)</text:p>
          </table:table-cell>
          <table:table-cell table:style-name="ce1" office:value-type="string">
            <text:p>time is (ms)</text:p>
          </table:table-cell>
        </table:table-row>
        <table:table-row table:style-name="ro1">
          <table:table-cell office:value-type="string">
            <text:p>Base 8</text:p>
          </table:table-cell>
          <table:table-cell table:style-name="ce2" table:formula="of:=1/[.B3]*[.B4]*[.B6]*1000" office:value-type="float" office:value="0.256">
            <text:p>0.26</text:p>
          </table:table-cell>
          <table:table-cell table:style-name="ce2" table:formula="of:=1/[.C3]*[.C4]*[.C6]*1000" office:value-type="float" office:value="0.512">
            <text:p>0.51</text:p>
          </table:table-cell>
          <table:table-cell table:style-name="ce2" table:formula="of:=1/[.D3]*[.D4]*[.D6]*1000" office:value-type="float" office:value="1.024">
            <text:p>1.02</text:p>
          </table:table-cell>
          <table:table-cell table:style-name="ce2" table:formula="of:=1/[.E3]*[.E4]*[.E6]*1000" office:value-type="float" office:value="2.048">
            <text:p>2.05</text:p>
          </table:table-cell>
          <table:table-cell table:style-name="ce2" table:formula="of:=1/[.F3]*[.F4]*[.F6]*1000" office:value-type="float" office:value="4.096">
            <text:p>4.1</text:p>
          </table:table-cell>
          <table:table-cell table:style-name="ce2" table:formula="of:=1/[.G3]*[.G4]*[.G6]*1000" office:value-type="float" office:value="8.192">
            <text:p>8.19</text:p>
          </table:table-cell>
          <table:table-cell table:style-name="ce2" table:formula="of:=1/[.H3]*[.H4]*[.H6]*1000" office:value-type="float" office:value="16.384">
            <text:p>16.38</text:p>
          </table:table-cell>
          <table:table-cell table:style-name="ce2" table:formula="of:=1/[.I3]*[.I4]*[.I6]*1000" office:value-type="float" office:value="32.768">
            <text:p>32.77</text:p>
          </table:table-cell>
          <table:table-cell table:style-name="ce2" table:formula="of:=1/[.J3]*[.J4]*[.J6]*1000" office:value-type="float" office:value="65.536">
            <text:p>65.54</text:p>
          </table:table-cell>
        </table:table-row>
        <table:table-row table:style-name="ro1">
          <table:table-cell office:value-type="string">
            <text:p>Base 16</text:p>
          </table:table-cell>
          <table:table-cell table:style-name="ce2" table:formula="of:=1/[.B3]*[.B4]*[.B5]*1000" office:value-type="float" office:value="65.536">
            <text:p>65.54</text:p>
          </table:table-cell>
          <table:table-cell table:style-name="ce2" table:formula="of:=1/[.C3]*[.C4]*[.C5]*1000" office:value-type="float" office:value="131.072">
            <text:p>131.07</text:p>
          </table:table-cell>
          <table:table-cell table:style-name="ce2" table:formula="of:=1/[.D3]*[.D4]*[.D5]*1000" office:value-type="float" office:value="262.144">
            <text:p>262.14</text:p>
          </table:table-cell>
          <table:table-cell table:style-name="ce2" table:formula="of:=1/[.E3]*[.E4]*[.E5]*1000" office:value-type="float" office:value="524.288">
            <text:p>524.29</text:p>
          </table:table-cell>
          <table:table-cell table:style-name="ce2" table:formula="of:=1/[.F3]*[.F4]*[.F5]*1000" office:value-type="float" office:value="1048.576">
            <text:p>1048.58</text:p>
          </table:table-cell>
          <table:table-cell table:style-name="ce2" table:formula="of:=1/[.G3]*[.G4]*[.G5]*1000" office:value-type="float" office:value="2097.152">
            <text:p>2097.15</text:p>
          </table:table-cell>
          <table:table-cell table:style-name="ce2" table:formula="of:=1/[.H3]*[.H4]*[.H5]*1000" office:value-type="float" office:value="4194.304">
            <text:p>4194.3</text:p>
          </table:table-cell>
          <table:table-cell table:style-name="ce2" table:formula="of:=1/[.I3]*[.I4]*[.I5]*1000" office:value-type="float" office:value="8388.608">
            <text:p>8388.61</text:p>
          </table:table-cell>
          <table:table-cell table:style-name="ce2" table:formula="of:=1/[.J3]*[.J4]*[.J5]*1000" office:value-type="float" office:value="16777.216">
            <text:p>16777.22</text:p>
          </table:table-cell>
        </table:table-row>
        <table:table-row table:style-name="ro1">
          <table:table-cell/>
          <table:table-cell table:style-name="ce1" table:number-columns-repeated="9"/>
        </table:table-row>
        <table:table-row table:style-name="ro1">
          <table:table-cell office:value-type="string">
            <text:p>BPS &amp; 16 bit counter</text:p>
          </table:table-cell>
          <table:table-cell table:number-columns-repeated="9"/>
        </table:table-row>
        <table:table-row table:style-name="ro1">
          <table:table-cell office:value-type="string">
            <text:p>BPM &amp; 16-bit counter</text:p>
          </table:table-cell>
          <table:table-cell table:formula="of:=[.B2]/[.B7]/[.B5]/2" office:value-type="float" office:value="7.62939453125">
            <text:p>7.63</text:p>
          </table:table-cell>
          <table:table-cell table:number-columns-repeated="8"/>
        </table:table-row>
        <table:table-row table:style-name="ro1">
          <table:table-cell office:value-type="string">
            <text:p>BPS &amp; 8 bit counter</text:p>
          </table:table-cell>
          <table:table-cell table:formula="of:=[.B20]*60" office:value-type="float" office:value="457.763671875">
            <text:p>457.76</text:p>
          </table:table-cell>
          <table:table-cell table:number-columns-repeated="8"/>
        </table:table-row>
        <table:table-row table:style-name="ro1">
          <table:table-cell office:value-type="string">
            <text:p>BPM &amp; 8 bit counter</text:p>
          </table:table-cell>
          <table:table-cell table:formula="of:=[.B3]/[.B6]/[.B4]/2" office:value-type="float" office:value="1953.125">
            <text:p>1953.13</text:p>
          </table:table-cell>
          <table:table-cell table:number-columns-repeated="8"/>
        </table:table-row>
        <table:table-row table:style-name="ro1">
          <table:table-cell/>
          <table:table-cell table:formula="of:=[.B2]/[.B7]/[.B6]/2*60" office:value-type="float" office:value="117187.5">
            <text:p>117187.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BPM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BPMTPS</text:p>
          </table:table-cell>
          <table:table-cell table:formula="of:=60*[.B3]/[.B6]/[.B25]" office:value-type="float" office:value="7812.5">
            <text:p>7812.5</text:p>
          </table:table-cell>
          <table:table-cell table:formula="of:=60*[.C3]/[.C6]/[.C25]" office:value-type="float" office:value="7324.21875">
            <text:p>7324.22</text:p>
          </table:table-cell>
          <table:table-cell table:formula="of:=60*[.D3]/[.D6]/[.D25]" office:value-type="float" office:value="6893.38235294118">
            <text:p>6893.38</text:p>
          </table:table-cell>
          <table:table-cell table:formula="of:=60*[.E3]/[.E6]/[.E25]" office:value-type="float" office:value="6510.41666666667">
            <text:p>6510.42</text:p>
          </table:table-cell>
          <table:table-cell table:formula="of:=60*[.F3]/[.F6]/[.F25]" office:value-type="float" office:value="6167.76315789474">
            <text:p>6167.76</text:p>
          </table:table-cell>
          <table:table-cell table:formula="of:=60*[.G3]/[.G6]/[.G25]" office:value-type="float" office:value="5859.375">
            <text:p>5859.38</text:p>
          </table:table-cell>
          <table:table-cell table:formula="of:=60*[.H3]/[.H6]/[.H25]" office:value-type="float" office:value="5580.35714285714">
            <text:p>5580.36</text:p>
          </table:table-cell>
          <table:table-cell table:formula="of:=60*[.I3]/[.I6]/[.I25]" office:value-type="float" office:value="5326.70454545455">
            <text:p>5326.7</text:p>
          </table:table-cell>
          <table:table-cell table:formula="of:=60*[.J3]/[.J6]/[.J25]" office:value-type="float" office:value="5095.10869565217">
            <text:p>5095.11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</table:table-row>
        <table:table-row table:style-name="ro1">
          <table:table-cell/>
          <table:table-cell table:formula="of:=60*[.B3]/[.B6]/[.B27]" office:value-type="float" office:value="4882.8125">
            <text:p>4882.81</text:p>
          </table:table-cell>
          <table:table-cell table:formula="of:=60*[.C3]/[.C6]/[.C27]" office:value-type="float" office:value="4687.5">
            <text:p>4687.5</text:p>
          </table:table-cell>
          <table:table-cell table:formula="of:=60*[.D3]/[.D6]/[.D27]" office:value-type="float" office:value="4507.21153846154">
            <text:p>4507.21</text:p>
          </table:table-cell>
          <table:table-cell table:formula="of:=60*[.E3]/[.E6]/[.E27]" office:value-type="float" office:value="4340.27777777778">
            <text:p>4340.28</text:p>
          </table:table-cell>
          <table:table-cell table:formula="of:=60*[.F3]/[.F6]/[.F27]" office:value-type="float" office:value="4185.26785714286">
            <text:p>4185.27</text:p>
          </table:table-cell>
          <table:table-cell table:formula="of:=60*[.G3]/[.G6]/[.G27]" office:value-type="float" office:value="4040.94827586207">
            <text:p>4040.95</text:p>
          </table:table-cell>
          <table:table-cell table:formula="of:=60*[.H3]/[.H6]/[.H27]" office:value-type="float" office:value="3906.25">
            <text:p>3906.25</text:p>
          </table:table-cell>
          <table:table-cell table:formula="of:=60*[.I3]/[.I6]/[.I27]" office:value-type="float" office:value="3780.24193548387">
            <text:p>3780.24</text:p>
          </table:table-cell>
          <table:table-cell table:formula="of:=60*[.J3]/[.J6]/[.J27]" office:value-type="float" office:value="3662.109375">
            <text:p>3662.1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30 bmp &amp; 8 bit counter</text:p>
          </table:table-cell>
          <table:table-cell table:number-columns-repeated="9"/>
        </table:table-row>
        <table:table-row table:style-name="ro2">
          <table:table-cell office:value-type="string">
            <text:p>30 bpm &amp; 16 bit counter</text:p>
          </table:table-cell>
          <table:table-cell table:formula="of:=60*[.B3]/[.B6]/[.B4]/30" office:value-type="float" office:value="7812.5">
            <text:p>7812.5</text:p>
          </table:table-cell>
          <table:table-cell table:formula="of:=60*[.C3]/[.C6]/[.C4]/30" office:value-type="float" office:value="3906.25">
            <text:p>3906.25</text:p>
          </table:table-cell>
          <table:table-cell table:formula="of:=60*[.D3]/[.D6]/[.D4]/30" office:value-type="float" office:value="1953.125">
            <text:p>1953.13</text:p>
          </table:table-cell>
          <table:table-cell table:formula="of:=60*[.E3]/[.E6]/[.E4]/30" office:value-type="float" office:value="976.5625">
            <text:p>976.56</text:p>
          </table:table-cell>
          <table:table-cell table:formula="of:=60*[.F3]/[.F6]/[.F4]/30" office:value-type="float" office:value="488.28125">
            <text:p>488.28</text:p>
          </table:table-cell>
          <table:table-cell table:formula="of:=60*[.G3]/[.G6]/[.G4]/30" office:value-type="float" office:value="244.140625">
            <text:p>244.14</text:p>
          </table:table-cell>
          <table:table-cell table:formula="of:=60*[.H3]/[.H6]/[.H4]/30" office:value-type="float" office:value="122.0703125">
            <text:p>122.07</text:p>
          </table:table-cell>
          <table:table-cell table:formula="of:=60*[.I3]/[.I6]/[.I4]/30" office:value-type="float" office:value="61.03515625">
            <text:p>61.04</text:p>
          </table:table-cell>
          <table:table-cell table:formula="of:=60*[.J3]/[.J6]/[.J4]/30" office:value-type="float" office:value="30.517578125">
            <text:p>30.52</text:p>
          </table:table-cell>
        </table:table-row>
        <table:table-row table:style-name="ro1">
          <table:table-cell/>
          <table:table-cell table:formula="of:=[.B3]/[.B4]/[.B5]*60/30" office:value-type="float" office:value="30.517578125">
            <text:p>30.52</text:p>
          </table:table-cell>
          <table:table-cell table:formula="of:=[.C3]/[.C4]/[.C5]*60/30" office:value-type="float" office:value="15.2587890625">
            <text:p>15.26</text:p>
          </table:table-cell>
          <table:table-cell table:formula="of:=[.D3]/[.D4]/[.D5]*60/30" office:value-type="float" office:value="7.62939453125">
            <text:p>7.63</text:p>
          </table:table-cell>
          <table:table-cell table:formula="of:=[.E3]/[.E4]/[.E5]*60/30" office:value-type="float" office:value="3.814697265625">
            <text:p>3.81</text:p>
          </table:table-cell>
          <table:table-cell table:formula="of:=[.F3]/[.F4]/[.F5]*60/30" office:value-type="float" office:value="1.9073486328125">
            <text:p>1.91</text:p>
          </table:table-cell>
          <table:table-cell table:formula="of:=[.G3]/[.G4]/[.G5]*60/30" office:value-type="float" office:value="0.95367431640625">
            <text:p>0.95</text:p>
          </table:table-cell>
          <table:table-cell table:formula="of:=[.H3]/[.H4]/[.H5]*60/30" office:value-type="float" office:value="0.476837158203125">
            <text:p>0.48</text:p>
          </table:table-cell>
          <table:table-cell table:formula="of:=[.I3]/[.I4]/[.I5]*60/30" office:value-type="float" office:value="0.238418579101562">
            <text:p>0.24</text:p>
          </table:table-cell>
          <table:table-cell table:formula="of:=[.J3]/[.J4]/[.J5]*60/30" office:value-type="float" office:value="0.119209289550781">
            <text:p>0.12</text:p>
          </table:table-cell>
        </table:table-row>
        <table:table-row table:style-name="ro1">
          <table:table-cell office:value-type="string">
            <text:p>240 bpm &amp; 8 bit counter</text:p>
          </table:table-cell>
          <table:table-cell table:number-columns-repeated="9"/>
        </table:table-row>
        <table:table-row table:style-name="ro2">
          <table:table-cell office:value-type="string">
            <text:p>240 bpm &amp;16 bit counter</text:p>
          </table:table-cell>
          <table:table-cell table:formula="of:=[.B3]/[.B4]/[.B6]*60/240" office:value-type="float" office:value="976.5625">
            <text:p>976.56</text:p>
          </table:table-cell>
          <table:table-cell table:formula="of:=[.C3]/[.C4]/[.C6]*60/240" office:value-type="float" office:value="488.28125">
            <text:p>488.28</text:p>
          </table:table-cell>
          <table:table-cell table:formula="of:=[.D3]/[.D4]/[.D6]*60/240" office:value-type="float" office:value="244.140625">
            <text:p>244.14</text:p>
          </table:table-cell>
          <table:table-cell table:formula="of:=[.E3]/[.E4]/[.E6]*60/240" office:value-type="float" office:value="122.0703125">
            <text:p>122.07</text:p>
          </table:table-cell>
          <table:table-cell table:formula="of:=[.F3]/[.F4]/[.F6]*60/240" office:value-type="float" office:value="61.03515625">
            <text:p>61.04</text:p>
          </table:table-cell>
          <table:table-cell table:formula="of:=[.G3]/[.G4]/[.G6]*60/240" office:value-type="float" office:value="30.517578125">
            <text:p>30.52</text:p>
          </table:table-cell>
          <table:table-cell table:formula="of:=[.H3]/[.H4]/[.H6]*60/240" office:value-type="float" office:value="15.2587890625">
            <text:p>15.26</text:p>
          </table:table-cell>
          <table:table-cell table:formula="of:=[.I3]/[.I4]/[.I6]*60/240" office:value-type="float" office:value="7.62939453125">
            <text:p>7.63</text:p>
          </table:table-cell>
          <table:table-cell table:formula="of:=[.J3]/[.J4]/[.J6]*60/240" office:value-type="float" office:value="3.814697265625">
            <text:p>3.81</text:p>
          </table:table-cell>
        </table:table-row>
        <table:table-row table:style-name="ro1">
          <table:table-cell/>
          <table:table-cell table:formula="of:=[.B3]/[.B4]/[.B5]*60/240" office:value-type="float" office:value="3.814697265625">
            <text:p>3.81</text:p>
          </table:table-cell>
          <table:table-cell table:formula="of:=[.C3]/[.C4]/[.C5]*60/240" office:value-type="float" office:value="1.9073486328125">
            <text:p>1.91</text:p>
          </table:table-cell>
          <table:table-cell table:formula="of:=[.D3]/[.D4]/[.D5]*60/240" office:value-type="float" office:value="0.95367431640625">
            <text:p>0.95</text:p>
          </table:table-cell>
          <table:table-cell table:formula="of:=[.E3]/[.E4]/[.E5]*60/240" office:value-type="float" office:value="0.476837158203125">
            <text:p>0.48</text:p>
          </table:table-cell>
          <table:table-cell table:formula="of:=[.F3]/[.F4]/[.F5]*60/240" office:value-type="float" office:value="0.238418579101562">
            <text:p>0.24</text:p>
          </table:table-cell>
          <table:table-cell table:formula="of:=[.G3]/[.G4]/[.G5]*60/240" office:value-type="float" office:value="0.119209289550781">
            <text:p>0.12</text:p>
          </table:table-cell>
          <table:table-cell table:formula="of:=[.H3]/[.H4]/[.H5]*60/240" office:value-type="float" office:value="0.0596046447753906">
            <text:p>0.06</text:p>
          </table:table-cell>
          <table:table-cell table:formula="of:=[.I3]/[.I4]/[.I5]*60/240" office:value-type="float" office:value="0.0298023223876953">
            <text:p>0.03</text:p>
          </table:table-cell>
          <table:table-cell table:formula="of:=[.J3]/[.J4]/[.J5]*60/240" office:value-type="float" office:value="0.0149011611938477">
            <text:p>0.01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FOSC/8-bit/cycle</text:p>
          </table:table-cell>
          <table:table-cell table:number-columns-repeated="9"/>
        </table:table-row>
        <table:table-row table:style-name="ro1">
          <table:table-cell office:value-type="string">
            <text:p>TPS base 8</text:p>
          </table:table-cell>
          <table:table-cell table:number-columns-repeated="9"/>
        </table:table-row>
        <table:table-row table:style-name="ro1">
          <table:table-cell/>
          <table:table-cell table:formula="of:=[.B2]/[.B6]/[.B7]" office:value-type="float" office:value="3906.25">
            <text:p>3906.25</text:p>
          </table:table-cell>
          <table:table-cell table:number-columns-repeated="8"/>
        </table:table-row>
        <table:table-row table:style-name="ro1">
          <table:table-cell office:value-type="string">
            <text:p>Timer 1 (FOSC/4)</text:p>
          </table:table-cell>
          <table:table-cell table:number-columns-repeated="9"/>
        </table:table-row>
        <table:table-row table:style-name="ro1">
          <table:table-cell/>
          <table:table-cell table:formula="of:=[.B7]/[.B2]*[.B4]*[.B5]" office:value-type="float" office:value="0.065536">
            <text:p>0.07</text:p>
          </table:table-cell>
          <table:table-cell table:formula="of:=[.C7]/[.C2]*[.C4]*[.C5]" office:value-type="float" office:value="0.131072">
            <text:p>0.13</text:p>
          </table:table-cell>
          <table:table-cell table:formula="of:=[.D7]/[.D2]*[.D4]*[.D5]" office:value-type="float" office:value="0.262144">
            <text:p>0.26</text:p>
          </table:table-cell>
          <table:table-cell table:formula="of:=[.E7]/[.E2]*[.E4]*[.E5]" office:value-type="float" office:value="0.524288">
            <text:p>0.52</text:p>
          </table:table-cell>
          <table:table-cell table:number-columns-repeated="5"/>
        </table:table-row>
        <table:table-row table:style-name="ro1">
          <table:table-cell office:value-type="string">
            <text:p>T1OSC</text:p>
          </table:table-cell>
          <table:table-cell table:number-columns-repeated="9"/>
        </table:table-row>
        <table:table-row table:style-name="ro1">
          <table:table-cell office:value-type="string">
            <text:p>Timer 1 T1OSC</text:p>
          </table:table-cell>
          <table:table-cell table:number-columns-repeated="4" office:value-type="float" office:value="32768">
            <text:p>32768</text:p>
          </table:table-cell>
          <table:table-cell table:number-columns-repeated="5"/>
        </table:table-row>
        <table:table-row table:style-name="ro1">
          <table:table-cell/>
          <table:table-cell table:formula="of:=1/[.B44]*[.B4]*[.B5]" office:value-type="float" office:value="2">
            <text:p>2</text:p>
          </table:table-cell>
          <table:table-cell table:formula="of:=1/[.C44]*[.C4]*[.C5]" office:value-type="float" office:value="4">
            <text:p>4</text:p>
          </table:table-cell>
          <table:table-cell table:formula="of:=1/[.D44]*[.D4]*[.D5]" office:value-type="float" office:value="8">
            <text:p>8</text:p>
          </table:table-cell>
          <table:table-cell table:formula="of:=1/[.E44]*[.E4]*[.E5]"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string">
            <text:p>Timer 1 8 bit</text:p>
          </table:table-cell>
          <table:table-cell table:number-columns-repeated="9"/>
        </table:table-row>
        <table:table-row table:style-name="ro1">
          <table:table-cell/>
          <table:table-cell table:formula="of:=1/[.B44]*[.B6]*[.B4]" office:value-type="float" office:value="0.0078125">
            <text:p>0.01</text:p>
          </table:table-cell>
          <table:table-cell table:formula="of:=1/[.C44]*[.C6]*[.C4]" office:value-type="float" office:value="0.015625">
            <text:p>0.02</text:p>
          </table:table-cell>
          <table:table-cell table:formula="of:=1/[.D44]*[.D6]*[.D4]" office:value-type="float" office:value="0.03125">
            <text:p>0.03</text:p>
          </table:table-cell>
          <table:table-cell table:formula="of:=1/[.E44]*[.E6]*[.E4]" office:value-type="float" office:value="0.0625">
            <text:p>0.06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meter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style-name="ce1" office:value-type="float" office:value="1">
            <text:p>1</text:p>
          </table:table-cell>
          <table:table-cell table:formula="of:=MOD([.B50];[.A51])" office:value-type="float" office:value="0">
            <text:p>0</text:p>
          </table:table-cell>
          <table:table-cell table:formula="of:=MOD([.C50];[.A52])" office:value-type="float" office:value="1">
            <text:p>1</text:p>
          </table:table-cell>
          <table:table-cell table:formula="of:=MOD([.D50];[.A51])" office:value-type="float" office:value="0">
            <text:p>0</text:p>
          </table:table-cell>
          <table:table-cell table:formula="of:=MOD([.E50];[.A51])" office:value-type="float" office:value="0">
            <text:p>0</text:p>
          </table:table-cell>
          <table:table-cell table:formula="of:=MOD([.F50];[.A51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1" office:value-type="float" office:value="2">
            <text:p>2</text:p>
          </table:table-cell>
          <table:table-cell table:formula="of:=MOD([.B50];[.A52])" office:value-type="float" office:value="0">
            <text:p>0</text:p>
          </table:table-cell>
          <table:table-cell table:formula="of:=MOD([.C50];[.A52])" office:value-type="float" office:value="1">
            <text:p>1</text:p>
          </table:table-cell>
          <table:table-cell table:formula="of:=MOD([.D50];[.A52])" office:value-type="float" office:value="0">
            <text:p>0</text:p>
          </table:table-cell>
          <table:table-cell table:formula="of:=MOD([.E50];[.A52])" office:value-type="float" office:value="1">
            <text:p>1</text:p>
          </table:table-cell>
          <table:table-cell table:formula="of:=MOD([.F50];[.A52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1" office:value-type="float" office:value="3">
            <text:p>3</text:p>
          </table:table-cell>
          <table:table-cell table:formula="of:=MOD([.B50];[.A53])" office:value-type="float" office:value="0">
            <text:p>0</text:p>
          </table:table-cell>
          <table:table-cell table:formula="of:=MOD([.C50];[.A53])" office:value-type="float" office:value="1">
            <text:p>1</text:p>
          </table:table-cell>
          <table:table-cell table:formula="of:=MOD([.D50];[.A53])" office:value-type="float" office:value="2">
            <text:p>2</text:p>
          </table:table-cell>
          <table:table-cell table:formula="of:=MOD([.E50];[.A53])" office:value-type="float" office:value="0">
            <text:p>0</text:p>
          </table:table-cell>
          <table:table-cell table:formula="of:=MOD([.F50];[.A53]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4">
            <text:p>4</text:p>
          </table:table-cell>
          <table:table-cell table:formula="of:=MOD([.B50];[.A54])" office:value-type="float" office:value="0">
            <text:p>0</text:p>
          </table:table-cell>
          <table:table-cell table:formula="of:=MOD([.C50];[.A54])" office:value-type="float" office:value="1">
            <text:p>1</text:p>
          </table:table-cell>
          <table:table-cell table:formula="of:=MOD([.D50];[.A54])" office:value-type="float" office:value="2">
            <text:p>2</text:p>
          </table:table-cell>
          <table:table-cell table:formula="of:=MOD([.E50];[.A54])" office:value-type="float" office:value="3">
            <text:p>3</text:p>
          </table:table-cell>
          <table:table-cell table:formula="of:=MOD([.F50];[.A54])" office:value-type="float" office:value="0">
            <text:p>0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0">06/10/2010</text:date>, <text:time>22:5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ull</meta:initial-creator>
    <meta:creation-date>2008-12-08T22:14:08.06</meta:creation-date>
    <dc:date>2010-06-10T22:54:38.01</dc:date>
    <dc:creator>user </dc:creator>
    <meta:editing-duration>PT70H57M22S</meta:editing-duration>
    <meta:editing-cycles>56</meta:editing-cycles>
    <meta:generator>OpenOffice.org/3.2$Win32 OpenOffice.org_project/320m12$Build-9483</meta:generator>
    <meta:printed-by>thull</meta:printed-by>
    <meta:print-date>2008-12-19T10:45:18.46</meta:print-date>
    <meta:document-statistic meta:table-count="3" meta:cell-count="278" meta:object-count="0"/>
    <meta:user-defined meta:name="Info 1"/>
    <meta:user-defined meta:name="Info 2"/>
    <meta:user-defined meta:name="Info 3"/>
    <meta:user-defined meta:name="Info 4"/>
  </office:meta>
</office:document-meta>
</file>